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7e3c1" officeooo:paragraph-rsid="0007e3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8T21:45:50.667719713</meta:creation-date>
    <dc:date>2018-08-18T21:47:32.184758869</dc:date>
    <meta:editing-duration>PT1M41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1.0.3$Linux_X86_64 LibreOffice_project/efb621ed25068d70781dc026f7e9c5187a4decd1</meta:generator>
  </office:meta>
</office:document-meta>
</file>